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tyle="italic" style:font-style-asian="italic" style:font-style-complex="italic"/>
    </style:style>
    <style:style style:name="T3" style:parent-style-name="Standardskriftforavsnitt" style:family="text">
      <style:text-properties style:text-position="sub 66.6%"/>
    </style:style>
    <style:style style:name="T4" style:parent-style-name="Standardskriftforavsnitt" style:family="text">
      <style:text-properties style:font-name="Cambria Math" style:font-name-asian="Cambria Math" style:font-name-complex="Cambria Math"/>
    </style:style>
    <style:style style:name="T5" style:parent-style-name="Standardskriftforavsnitt" style:family="text">
      <style:text-properties style:font-name="Cambria Math" style:font-name-asian="Cambria Math" style:font-name-complex="Cambria Math"/>
    </style:style>
    <style:style style:name="T6" style:parent-style-name="Standardskriftforavsnitt" style:family="text">
      <style:text-properties style:text-position="sub 66.6%"/>
    </style:style>
    <style:style style:name="T7" style:parent-style-name="Standardskriftforavsnitt" style:family="text">
      <style:text-properties style:text-position="sub 66.6%"/>
    </style:style>
    <style:style style:name="T8" style:parent-style-name="Standardskriftforavsnitt" style:family="text">
      <style:text-properties style:font-name="Cambria Math" style:font-name-asian="Cambria Math" style:font-name-complex="Cambria Math"/>
    </style:style>
    <style:style style:name="T9" style:parent-style-name="Standardskriftforavsnitt" style:family="text">
      <style:text-properties style:text-position="sub 66.6%"/>
    </style:style>
    <style:style style:name="T10" style:parent-style-name="Standardskriftforavsnitt" style:family="text">
      <style:text-properties style:text-position="sub 66.6%"/>
    </style:style>
    <style:style style:name="T11" style:parent-style-name="Standardskriftforavsnitt" style:family="text">
      <style:text-properties style:text-position="sub 66.6%"/>
    </style:style>
    <style:style style:name="T12" style:parent-style-name="Standardskriftforavsnitt" style:family="text">
      <style:text-properties style:font-name="Cambria Math" style:font-name-asian="Cambria Math" style:font-name-complex="Cambria Math"/>
    </style:style>
    <style:style style:name="T13" style:parent-style-name="Standardskriftforavsnitt" style:family="text">
      <style:text-properties style:text-position="sub 66.6%"/>
    </style:style>
    <style:style style:name="T14" style:parent-style-name="Standardskriftforavsnitt" style:family="text">
      <style:text-properties style:text-position="sub 66.6%"/>
    </style:style>
    <style:style style:name="T15" style:parent-style-name="Standardskriftforavsnitt" style:family="text">
      <style:text-properties style:font-name="Cambria Math" style:font-name-asian="Cambria Math" style:font-name-complex="Cambria Math"/>
    </style:style>
    <style:style style:name="T16" style:parent-style-name="Standardskriftforavsnitt" style:family="text">
      <style:text-properties style:text-position="sub 66.6%"/>
    </style:style>
    <style:style style:name="T17" style:parent-style-name="Standardskriftforavsnitt" style:family="text">
      <style:text-properties style:font-name="Cambria Math" style:font-name-asian="Cambria Math" style:font-name-complex="Cambria Math"/>
    </style:style>
    <style:style style:name="T18" style:parent-style-name="Standardskriftforavsnitt" style:family="text">
      <style:text-properties style:text-position="sub 66.6%"/>
    </style:style>
    <style:style style:name="T19" style:parent-style-name="Standardskriftforavsnitt" style:family="text">
      <style:text-properties style:text-position="sub 66.6%"/>
    </style:style>
    <style:style style:name="T20" style:parent-style-name="Standardskriftforavsnitt" style:family="text">
      <style:text-properties style:font-name="Cambria Math" style:font-name-asian="Cambria Math" style:font-name-complex="Cambria Math"/>
    </style:style>
    <style:style style:name="T21" style:parent-style-name="Standardskriftforavsnitt" style:family="text">
      <style:text-properties style:font-name="Cambria Math" style:font-name-asian="Cambria Math" style:font-name-complex="Cambria Math"/>
    </style:style>
    <style:style style:name="T22" style:parent-style-name="Standardskriftforavsnitt" style:family="text">
      <style:text-properties style:text-position="sub 66.6%"/>
    </style:style>
    <style:style style:name="T23" style:parent-style-name="Standardskriftforavsnitt" style:family="text">
      <style:text-properties style:text-position="sub 66.6%"/>
    </style:style>
    <style:style style:name="T24" style:parent-style-name="Standardskriftforavsnitt" style:family="text">
      <style:text-properties style:text-position="sub 66.6%"/>
    </style:style>
    <style:style style:name="T25" style:parent-style-name="Standardskriftforavsnitt" style:family="text">
      <style:text-properties style:font-name-asian="Times New Roman" style:font-name-complex="Arial" fo:language="nn" fo:country="NO"/>
    </style:style>
    <style:style style:name="T26" style:parent-style-name="Standardskriftforavsnitt" style:family="text">
      <style:text-properties style:font-name-asian="Times New Roman" style:font-name-complex="Arial" style:text-position="sub 66.6%" fo:language="nn" fo:country="NO"/>
    </style:style>
    <style:style style:name="T27" style:parent-style-name="Standardskriftforavsnitt" style:family="text">
      <style:text-properties style:font-name-asian="Times New Roman" style:font-name-complex="Arial" fo:language="nn" fo:country="NO"/>
    </style:style>
    <style:style style:name="T28" style:parent-style-name="Standardskriftforavsnitt" style:family="text">
      <style:text-properties style:font-name="Symbol" style:font-name-asian="Times New Roman" style:font-name-complex="Lucida Sans Unicode" fo:language="nn" fo:country="NO"/>
    </style:style>
    <style:style style:name="T29" style:parent-style-name="Standardskriftforavsnitt" style:family="text">
      <style:text-properties style:font-name-asian="Times New Roman" style:font-name-complex="Arial" fo:language="nn" fo:country="NO"/>
    </style:style>
    <style:style style:name="T30" style:parent-style-name="Standardskriftforavsnitt" style:family="text">
      <style:text-properties style:font-name-asian="Times New Roman" style:font-name-complex="Arial" style:text-position="sub 66.6%" fo:language="nn" fo:country="NO"/>
    </style:style>
    <style:style style:name="T31" style:parent-style-name="Standardskriftforavsnitt" style:family="text">
      <style:text-properties style:font-name-asian="Times New Roman" style:font-name-complex="Arial" fo:language="nn" fo:country="NO"/>
    </style:style>
    <style:style style:name="T32" style:parent-style-name="Standardskriftforavsnitt" style:family="text">
      <style:text-properties style:font-name-asian="Times New Roman" style:font-name-complex="Arial" fo:language="nn" fo:country="NO"/>
    </style:style>
    <style:style style:name="T33" style:parent-style-name="Standardskriftforavsnitt" style:family="text">
      <style:text-properties style:font-name-asian="Times New Roman" style:font-name-complex="Arial" fo:language="nn" fo:country="NO"/>
    </style:style>
    <style:style style:name="T34" style:parent-style-name="Standardskriftforavsnitt" style:family="text">
      <style:text-properties style:font-name-asian="Times New Roman" style:font-name-complex="Arial" fo:language="nn" fo:country="NO"/>
    </style:style>
    <style:style style:name="T35" style:parent-style-name="Standardskriftforavsnitt" style:family="text">
      <style:text-properties style:font-name-asian="Times New Roman" style:font-name-complex="Arial" style:text-position="sub 66.6%" fo:language="nn" fo:country="NO"/>
    </style:style>
    <style:style style:name="T36" style:parent-style-name="Standardskriftforavsnitt" style:family="text">
      <style:text-properties style:font-name-asian="Times New Roman" style:font-name-complex="Arial" fo:language="nn" fo:country="NO"/>
    </style:style>
    <style:style style:name="T37" style:parent-style-name="Standardskriftforavsnitt" style:family="text">
      <style:text-properties style:font-name="Symbol" style:font-name-asian="Times New Roman" style:font-name-complex="Lucida Sans Unicode" fo:language="nn" fo:country="NO"/>
    </style:style>
    <style:style style:name="T38" style:parent-style-name="Standardskriftforavsnitt" style:family="text">
      <style:text-properties style:font-name-asian="Times New Roman" style:font-name-complex="Arial" fo:language="nn" fo:country="NO"/>
    </style:style>
    <style:style style:name="T39" style:parent-style-name="Standardskriftforavsnitt" style:family="text">
      <style:text-properties style:font-name-asian="Times New Roman" style:font-name-complex="Arial" style:text-position="sub 66.6%" fo:language="nn" fo:country="NO"/>
    </style:style>
    <style:style style:name="T40" style:parent-style-name="Standardskriftforavsnitt" style:family="text">
      <style:text-properties style:font-name-asian="Times New Roman" style:font-name-complex="Arial" fo:language="nn" fo:country="NO"/>
    </style:style>
    <style:style style:name="T41" style:parent-style-name="Standardskriftforavsnitt" style:family="text">
      <style:text-properties fo:font-style="italic" style:font-style-asian="italic" style:font-style-complex="italic"/>
    </style:style>
    <style:style style:name="T42" style:parent-style-name="Standardskriftforavsnitt" style:family="text">
      <style:text-properties fo:font-style="italic" style:font-style-asian="italic" style:font-style-complex="italic"/>
    </style:style>
    <style:style style:name="T43" style:parent-style-name="Standardskriftforavsnitt" style:family="text">
      <style:text-properties style:text-position="sub 66.6%"/>
    </style:style>
    <style:style style:name="T44" style:parent-style-name="Standardskriftforavsnitt" style:family="text">
      <style:text-properties style:text-position="sub 66.6%"/>
    </style:style>
    <style:style style:name="T45" style:parent-style-name="Standardskriftforavsnitt" style:family="text">
      <style:text-properties style:text-position="sub 66.6%"/>
    </style:style>
    <style:style style:name="T46" style:parent-style-name="Standardskriftforavsnitt" style:family="text">
      <style:text-properties style:text-position="sub 66.6%"/>
    </style:style>
  </office:automatic-styles>
  <office:body>
    <office:text text:use-soft-page-breaks="true">
      <text:p text:style-name="P1">OPPGAVE 2) – Anders Bolt-Evensen</text:p>
      <text:p text:style-name="Standard">Ansatt:</text:p>
      <text:p text:style-name="Standard">Ansattnr<text:tab/>Etternavn<text:tab/>Fornavn</text:p>
      <text:p text:style-name="Standard">1<text:tab/><text:tab/>Hansen<text:tab/>Arne</text:p>
      <text:p text:style-name="Standard">2<text:tab/><text:tab/>Jensen<text:tab/>Kine</text:p>
      <text:p text:style-name="Standard">3<text:tab/><text:tab/>Nordby<text:tab/>Espen</text:p>
      <text:p text:style-name="Standard">4<text:tab/><text:tab/>Jansen<text:tab/>Laura</text:p>
      <text:p text:style-name="Standard">5<text:tab/><text:tab/>Evensen<text:tab/>Jan</text:p>
      <text:p text:style-name="Standard">6<text:tab/><text:tab/>Moen<text:tab/><text:tab/>Henriette</text:p>
      <text:p text:style-name="Standard"/>
      <text:p text:style-name="Standard">Prosjekt:</text:p>
      <text:p text:style-name="Standard">Prosjektnr<text:tab/>Prosjektnavn</text:p>
      <text:p text:style-name="Standard">1<text:tab/><text:tab/>Spillutvikling</text:p>
      <text:p text:style-name="Standard">2<text:tab/><text:tab/>C-programmering</text:p>
      <text:p text:style-name="Standard">3<text:tab/><text:tab/>Java-programmering</text:p>
      <text:p text:style-name="Standard"/>
      <text:p text:style-name="Standard">ProsjektArbeide</text:p>
      <text:p text:style-name="Standard">Prosjektnr<text:tab/>Ansattnr<text:tab/>Timetall</text:p>
      <text:p text:style-name="Standard">1<text:tab/><text:tab/>5<text:tab/><text:tab/>20</text:p>
      <text:p text:style-name="Standard">2<text:tab/><text:tab/>2<text:tab/><text:tab/>20</text:p>
      <text:p text:style-name="Standard">3<text:tab/><text:tab/>3<text:tab/><text:tab/>15</text:p>
      <text:p text:style-name="Standard">2<text:tab/><text:tab/>3<text:tab/><text:tab/>5</text:p>
      <text:p text:style-name="Standard">1<text:tab/><text:tab/>3<text:tab/><text:tab/>5</text:p>
      <text:p text:style-name="Standard">2<text:tab/><text:tab/>5<text:tab/><text:tab/>10</text:p>
      <text:p text:style-name="Standard">3<text:tab/><text:tab/>2<text:tab/><text:tab/>10</text:p>
      <text:p text:style-name="Standard">2<text:tab/><text:tab/>1<text:tab/><text:tab/>20</text:p>
      <text:p text:style-name="Standard">3<text:tab/><text:tab/>4<text:tab/><text:tab/>10</text:p>
      <text:p text:style-name="Standard">2<text:tab/><text:tab/>6<text:tab/><text:tab/>25</text:p>
      <text:p text:style-name="Standard">2<text:tab/><text:tab/>4<text:tab/><text:tab/>10</text:p>
      <text:p text:style-name="Standard">1<text:tab/><text:tab/>4<text:tab/><text:tab/>10</text:p>
      <text:p text:style-name="Standard"/>
      <text:p text:style-name="Standard"/>
      <text:p text:style-name="Standard">a)</text:p>
      <text:p text:style-name="Standard">Hva heter de som<text:s/>jobber i prosjekt 3 til etternavn, hva heter prosjektet og hvor stort er timetallet for hver ansatt?</text:p>
      <text:p text:style-name="Standard">Jeg skriver først løsningen på det jeg ville oppnå på SQL (PostgreSQL):</text:p>
      <text:p text:style-name="P2">select etternavn, prosjektnavn, timetall from ansatt join prosjektarbeide on prosjektarbeide.ansattnr = ansatt.ansattnr join prosjekt on prosjekt.prosjektnr = prosjektarbeide.prosjektnr where prosjektarbeide.prosjektnr=3;</text:p>
      <text:p text:style-name="Standard"><text:s/>etternavn | prosjektnavn | timetall</text:p>
      <text:p text:style-name="Standard">-----------+--------------+----------</text:p>
      <text:p text:style-name="Standard"><text:s/>Jensen <text:s text:c="3"/>| Java-prog <text:s text:c="3"/>| <text:s text:c="6"/>10</text:p>
      <text:p text:style-name="Standard"><text:s/>Nordby <text:s text:c="3"/>| Java-prog <text:s text:c="3"/>| <text:s text:c="6"/>15</text:p>
      <text:p text:style-name="Standard"><text:s/>Jansen <text:s text:c="3"/>| Java-prog <text:s text:c="3"/>| <text:s text:c="6"/>10</text:p>
      <text:p text:style-name="Standard"/>
      <text:p text:style-name="Standard">π<text:span text:style-name="T3">ansattnr, etternavn</text:span>(ansatt)<text:span text:style-name="T4"><text:s/></text:span><text:span text:style-name="T5">⨝</text:span><text:span text:style-name="T6">πprosjektnr, ansattnr, timetall</text:span>(σ<text:span text:style-name="T7">prosjektnr=3</text:span>(prosjektarbeide))<text:span text:style-name="T8">⨝</text:span>π<text:span text:style-name="T9">prosjektnr,prosjektnavn</text:span>(prosjekt)</text:p>
      <text:p text:style-name="Standard"/>
      <text:p text:style-name="Standard">b) Hvilke ansattnr har jobbet med et prosjekt i 10<text:s/>eller flere timer?</text:p>
      <text:p text:style-name="Standard">π<text:span text:style-name="T10">ansattnr</text:span>(σ<text:span text:style-name="T11">timetall&gt;10</text:span>(<text:span text:style-name="T12">σ</text:span><text:span text:style-name="T13">prosjektarbeide.ansattnr=ansatt.ansattnr</text:span>(prosjektarbeie x ansatt)))</text:p>
      <text:p text:style-name="Standard"/>
      <text:p text:style-name="Standard">c)<text:s/>Samme som oppgave b, men mer effektiv:</text:p>
      <text:p text:style-name="Standard"><text:s/>π<text:span text:style-name="T14">ansattnr</text:span>(ansatt<text:span text:style-name="T15">⨝</text:span><text:s/>π<text:span text:style-name="T16">ansattnr</text:span><text:span text:style-name="T17">(σ</text:span><text:span text:style-name="T18">timetall&gt;10</text:span>(prosjektarbeide)))</text:p>
      <text:p text:style-name="Standard"/>
      <text:p text:style-name="Standard">d) Skriv ut ansattnr, for- og etternavn til de ansatte og<text:s/>hvilke prosjektnr de evt tilhører.</text:p>
      <text:p text:style-name="Standard">π<text:span text:style-name="T19">prosjektnr, ansattnr</text:span>(prosjektarbeide)<text:span text:style-name="T20"><text:s/></text:span><text:span text:style-name="T21">⟕</text:span>π<text:span text:style-name="T22">ansattnr, fornavn, etternavn</text:span>(ansatt)</text:p>
      <text:p text:style-name="Standard"/>
      <text:p text:style-name="Standard">e) Skriv ut prosjektet til de ansatte med timetall &gt;20?</text:p>
      <text:p text:style-name="Standard">prosjekt⋉ π<text:span text:style-name="T23">prosjektnr</text:span>(σ<text:span text:style-name="T24">timetall&gt;20</text:span>(prosjektarbeide))</text:p>
      <text:p text:style-name="Standard"/>
      <text:p text:style-name="Standard">f) Hvilke(t) ansattnummer har de(n) som tilhører ett eller flere prosjekter?</text:p>
      <text:p text:style-name="Standard"><text:span text:style-name="T25">π</text:span><text:span text:style-name="T26">ansattnr</text:span><text:span text:style-name="T27">(ProsjektArbeide)</text:span><text:span text:style-name="T28"></text:span><text:span text:style-name="T29">π</text:span><text:span text:style-name="T30">ansattnr</text:span><text:span text:style-name="T31">(Ansatt)</text:span></text:p>
      <text:p text:style-name="Standard"/>
      <text:p text:style-name="Standard"><text:span text:style-name="T32">Samme som over, men list denne gangen også opp de som ikke tilhører noen prosjekter sammen med de som tilhører ett eller flere prosjekter (vet at denne enkelt kan lø</text:span><text:span text:style-name="T33">ses ved vanlig SELECT, men siden oppgaven også ville jeg skulle bruke både snitt og union, kom jeg ikke på noen bedre ekesempler..</text:span></text:p>
      <text:p text:style-name="Standard"><text:span text:style-name="T34">π</text:span><text:span text:style-name="T35">ansattnr</text:span><text:span text:style-name="T36">(ProsjektArbeide)</text:span><text:span text:style-name="T37"></text:span><text:span text:style-name="T38">π</text:span><text:span text:style-name="T39">ansattnr</text:span><text:span text:style-name="T40">(Ansatt)</text:span></text:p>
      <text:p text:style-name="Standard"/>
      <text:p text:style-name="Standard">g) Hvilke(t) ansattnr er ikke tilknyttet noen prosjekter?</text:p>
      <text:p text:style-name="Standard">SQL:<text:s/><text:span text:style-name="T41">select ansatt.an</text:span><text:span text:style-name="T42">sattnr from ansatt except select <text:s/>prosjektarbeide.ansattnr from prosjektarbeide join ansatt on ansatt.ansattnr = prosjektarbeide.ansattnr;</text:span></text:p>
      <text:p text:style-name="Standard">π<text:span text:style-name="T43">ansattnr</text:span>(ansatt)- π<text:span text:style-name="T44">ansattnr</text:span>(prosjektarbeide)</text:p>
      <text:p text:style-name="Standard"/>
      <text:p text:style-name="Standard">h) Er det noen prosjekter som har alle ansatte?</text:p>
      <text:p text:style-name="Standard">La oss opprette to<text:s/>relasjoner, R1 og R2, og sette inn verdier:</text:p>
      <text:p text:style-name="Standard">R1 := π<text:span text:style-name="T45">ProsjektNr, AnsattNr</text:span>(ProsjektArbeide)</text:p>
      <text:p text:style-name="Standard">R2 := π<text:span text:style-name="T46">AnsattNr</text:span>(Ansatt)</text:p>
      <text:p text:style-name="Standard">Da kan vi skrive svaret som R1/R2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auto-update="true" style:default-outline-level="1">
      <style:paragraph-properties fo:keep-with-next="always" fo:keep-together="always" fo:text-align="center" fo:margin-top="0.1666in" fo:margin-bottom="0in"/>
      <style:text-properties style:font-name="Copperplate Gothic Light" style:font-name-asian="Times New Roman" style:font-name-complex="Copperplate Gothic Light" fo:color="#2E74B5" fo:font-size="16pt" style:font-size-asian="16pt" style:font-size-complex="16pt" fo:hyphenate="false"/>
    </style:style>
    <style:style style:name="Normal" style:display-name="Normal" style:family="paragraph">
      <style:paragraph-properties fo:margin-bottom="0.0833in" fo:line-height="100%"/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0" fo:orphans="0" fo:margin-bottom="0in" fo:line-height="115%"/>
      <style:text-properties style:font-name="Arial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genmellomrom" style:display-name="Ingen mellomrom" style:family="paragraph" style:auto-update="true">
      <style:paragraph-properties fo:margin-bottom="0in" fo:line-height="100%"/>
      <style:text-properties style:font-name="Arial" style:font-name-asian="Arial" style:font-name-complex="Arial" fo:hyphenate="false"/>
    </style:style>
    <style:style style:name="Bobletekst" style:display-name="Bobletekst" style:family="paragraph" style:parent-style-name="Normal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Overskrift1Tegn" style:display-name="Overskrift 1 Tegn" style:family="text" style:parent-style-name="Standardskriftforavsnitt">
      <style:text-properties style:font-name="Copperplate Gothic Light" style:font-name-asian="Times New Roman" style:font-name-complex="Times New Roman" fo:color="#2E74B5" fo:font-size="16pt" style:font-size-asian="16pt" style:font-size-complex="16pt"/>
    </style:style>
    <style:style style:name="BobletekstTegn" style:display-name="Bobletekst Tegn" style:family="text" style:parent-style-name="Standardskriftforavsnitt">
      <style:text-properties style:font-name="Segoe UI" style:font-name-asian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-E</meta:initial-creator>
    <dc:creator>Anders B-E</dc:creator>
    <meta:creation-date>2015-11-13T07:06:00Z</meta:creation-date>
    <dc:date>2015-11-25T20:16:00Z</dc:date>
    <meta:print-date>2015-11-16T10:08:00Z</meta:print-date>
    <meta:template xlink:href="Normal.dotm" xlink:type="simple"/>
    <meta:editing-cycles>28</meta:editing-cycles>
    <meta:editing-duration>PT6960S</meta:editing-duration>
    <meta:document-statistic meta:page-count="2" meta:paragraph-count="5" meta:word-count="418" meta:character-count="2634" meta:row-count="18" meta:non-whitespace-character-count="2221"/>
  </office:meta>
</office:document-meta>
</file>